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BUTTON MAPPING – ChorusText Board v0.17082014</text:p>
          </table:table-cell>
          <table:table-cell table:number-columns-repeated="4"/>
        </table:table-row>
        <table:table-row table:style-name="ro1">
          <table:table-cell office:value-type="string">
            <text:p>BIN</text:p>
          </table:table-cell>
          <table:table-cell office:value-type="string">
            <text:p>LINE</text:p>
          </table:table-cell>
          <table:table-cell office:value-type="string">
            <text:p>WORD</text:p>
          </table:table-cell>
          <table:table-cell office:value-type="string">
            <text:p>CHAR</text:p>
          </table:table-cell>
          <table:table-cell office:value-type="string">
            <text:p>D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 Top</text:p>
          </table:table-cell>
          <table:table-cell table:number-columns-repeated="2" office:value-type="string">
            <text:p>Go 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roll Up</text:p>
          </table:table-cell>
          <table:table-cell table:number-columns-repeated="2" office:value-type="string">
            <text:p>Scroll Dow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croll Down</text:p>
          </table:table-cell>
          <table:table-cell table:number-columns-repeated="2" office:value-type="string">
            <text:p>Scroll U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Go Botto</text:p>
          </table:table-cell>
          <table:table-cell table:number-columns-repeated="2" office:value-type="string">
            <text:p>Go Top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string">
            <text:p>NA</text:p>
          </table:table-cell>
          <table:table-cell office:value-type="string">
            <text:p>FringeTop</text:p>
          </table:table-cell>
          <table:table-cell office:value-type="string">
            <text:p>DialLef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string">
            <text:p>NA</text:p>
          </table:table-cell>
          <table:table-cell office:value-type="string">
            <text:p>FringeBottom</text:p>
          </table:table-cell>
          <table:table-cell office:value-type="string">
            <text:p>DialRight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3" office:value-type="string">
            <text:p>NA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table:number-columns-repeated="3" office:value-type="string">
            <text:p>NA</text:p>
          </table:table-cell>
          <table:table-cell office:value-type="float" office:value="128">
            <text:p>12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Effendi</meta:initial-creator>
    <meta:creation-date>2014-08-20T16:16:54</meta:creation-date>
    <dc:date>2014-08-20T16:29:38</dc:date>
    <dc:creator>David Effendi</dc:creator>
    <meta:editing-duration>P0D</meta:editing-duration>
    <meta:editing-cycles>1</meta:editing-cycles>
    <meta:document-statistic meta:table-count="3" meta:cell-count="46" meta:object-count="0"/>
    <meta:generator>LibreOffice/3.5$Linux_X86_64 LibreOffice_project/350m1$Build-2</meta:generator>
  </office:meta>
</office:document-meta>
</file>